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ize="12pt" officeooo:rsid="00165cd5" officeooo:paragraph-rsid="00165cd5" style:font-size-asian="10.5pt" style:font-size-complex="12pt"/>
    </style:style>
    <style:style style:name="P3" style:family="paragraph" style:parent-style-name="Text_20_body">
      <style:text-properties officeooo:paragraph-rsid="00165cd5"/>
    </style:style>
    <style:style style:name="P4" style:family="paragraph" style:parent-style-name="Preformatted_20_Text">
      <style:paragraph-properties fo:margin-top="0in" fo:margin-bottom="0.1965in" style:contextual-spacing="false"/>
    </style:style>
    <style:style style:name="P5" style:family="paragraph" style:parent-style-name="Preformatted_20_Text">
      <style:text-properties fo:font-weight="bold" officeooo:rsid="0011587b" officeooo:paragraph-rsid="0011587b" style:font-weight-asian="bold" style:font-weight-complex="bold"/>
    </style:style>
    <style:style style:name="P6" style:family="paragraph" style:parent-style-name="Text_20_body">
      <style:text-properties fo:font-weight="bold" officeooo:rsid="0011587b" officeooo:paragraph-rsid="0011587b" style:font-weight-asian="bold" style:font-weight-complex="bold"/>
    </style:style>
    <style:style style:name="P7" style:family="paragraph" style:parent-style-name="Text_20_body">
      <style:text-properties fo:font-weight="bold" officeooo:rsid="000f7251" officeooo:paragraph-rsid="000f7251" style:font-weight-asian="bold" style:font-weight-complex="bold"/>
    </style:style>
    <style:style style:name="P8" style:family="paragraph" style:parent-style-name="Text_20_body">
      <style:text-properties officeooo:paragraph-rsid="000cfda3"/>
    </style:style>
    <style:style style:name="P9" style:family="paragraph" style:parent-style-name="Text_20_body">
      <style:text-properties officeooo:rsid="000eea9b" officeooo:paragraph-rsid="000eea9b"/>
    </style:style>
    <style:style style:name="P10" style:family="paragraph" style:parent-style-name="Text_20_body">
      <style:text-properties fo:font-style="italic" style:text-underline-style="none" fo:font-weight="bold" officeooo:rsid="0014a62a" officeooo:paragraph-rsid="0014a62a" style:font-style-asian="italic" style:font-weight-asian="bold" style:font-style-complex="italic" style:font-weight-complex="bold"/>
    </style:style>
    <style:style style:name="P11" style:family="paragraph" style:parent-style-name="Heading_20_1">
      <style:text-properties fo:font-size="12pt" officeooo:rsid="00165cd5" officeooo:paragraph-rsid="00165cd5" style:font-size-asian="10.5pt" style:font-size-complex="12pt"/>
    </style:style>
    <style:style style:name="P12" style:family="paragraph" style:parent-style-name="Heading_20_1">
      <style:text-properties officeooo:paragraph-rsid="00165cd5"/>
    </style:style>
    <style:style style:name="P13" style:family="paragraph" style:parent-style-name="Heading_20_2">
      <style:text-properties officeooo:rsid="000cfda3" officeooo:paragraph-rsid="000cfda3"/>
    </style:style>
    <style:style style:name="P14" style:family="paragraph" style:parent-style-name="Heading_20_2">
      <style:paragraph-properties fo:margin-left="0in" fo:margin-right="0in" fo:text-indent="0in" style:auto-text-indent="false"/>
    </style:style>
    <style:style style:name="P15" style:family="paragraph" style:parent-style-name="Heading_20_2">
      <style:text-properties fo:font-size="12pt" officeooo:rsid="00165cd5" officeooo:paragraph-rsid="00165cd5" style:font-size-asian="10.5pt" style:font-size-complex="12pt"/>
    </style:style>
    <style:style style:name="P16" style:family="paragraph" style:parent-style-name="Heading_20_3">
      <style:text-properties officeooo:rsid="000cfda3" officeooo:paragraph-rsid="000cfda3"/>
    </style:style>
    <style:style style:name="P17" style:family="paragraph" style:parent-style-name="Heading_20_3">
      <style:text-properties officeooo:rsid="00165cd5" officeooo:paragraph-rsid="00165cd5"/>
    </style:style>
    <style:style style:name="P18" style:family="paragraph" style:parent-style-name="Heading_20_3">
      <style:text-properties officeooo:rsid="001dd29a" officeooo:paragraph-rsid="001dd29a"/>
    </style:style>
    <style:style style:name="P19" style:family="paragraph" style:parent-style-name="Heading_20_3">
      <style:paragraph-properties fo:margin-left="0in" fo:margin-right="0in" fo:text-indent="0in" style:auto-text-indent="false"/>
    </style:style>
    <style:style style:name="P20" style:family="paragraph" style:parent-style-name="Heading_20_3">
      <style:text-properties fo:font-size="12pt" officeooo:rsid="00165cd5" officeooo:paragraph-rsid="00165cd5" style:font-size-asian="10.5pt" style:font-size-complex="12pt"/>
    </style:style>
    <style:style style:name="P21" style:family="paragraph" style:parent-style-name="Preformatted_20_Text">
      <style:paragraph-properties fo:margin-top="0in" fo:margin-bottom="0.1965in" style:contextual-spacing="false"/>
    </style:style>
    <style:style style:name="P22" style:family="paragraph" style:parent-style-name="Preformatted_20_Text">
      <style:paragraph-properties fo:margin-top="0in" fo:margin-bottom="0.1965in" style:contextual-spacing="false"/>
      <style:text-properties officeooo:paragraph-rsid="001ccd02"/>
    </style:style>
    <style:style style:name="P23" style:family="paragraph" style:parent-style-name="Text_20_body" style:list-style-name="L1"/>
    <style:style style:name="P24" style:family="paragraph" style:parent-style-name="Text_20_body" style:list-style-name="L1">
      <style:paragraph-properties fo:margin-top="0in" fo:margin-bottom="0in" style:contextual-spacing="false"/>
    </style:style>
    <style:style style:name="P25" style:family="paragraph" style:parent-style-name="Text_20_body" style:list-style-name="L2"/>
    <style:style style:name="P26" style:family="paragraph" style:parent-style-name="Text_20_body" style:list-style-name="L2">
      <style:paragraph-properties fo:margin-top="0in" fo:margin-bottom="0in" style:contextual-spacing="false"/>
    </style:style>
    <style:style style:name="P27" style:family="paragraph" style:parent-style-name="Text_20_body" style:list-style-name="L3"/>
    <style:style style:name="P28" style:family="paragraph" style:parent-style-name="Text_20_body" style:list-style-name="L3">
      <style:paragraph-properties fo:margin-top="0in" fo:margin-bottom="0in" style:contextual-spacing="false"/>
    </style:style>
    <style:style style:name="P29" style:family="paragraph" style:parent-style-name="Text_20_body" style:list-style-name="L4">
      <style:text-properties fo:font-weight="bold" officeooo:rsid="000eea9b" officeooo:paragraph-rsid="000eea9b" style:font-weight-asian="bold" style:font-weight-complex="bold"/>
    </style:style>
    <style:style style:name="P30" style:family="paragraph" style:parent-style-name="Text_20_body" style:list-style-name="L5">
      <style:text-properties fo:font-weight="bold" officeooo:rsid="000eea9b" officeooo:paragraph-rsid="000f7251" style:font-weight-asian="bold" style:font-weight-complex="bold"/>
    </style:style>
    <style:style style:name="P31" style:family="paragraph" style:parent-style-name="Text_20_body" style:list-style-name="L5">
      <style:text-properties fo:font-weight="bold" officeooo:rsid="000f7251" officeooo:paragraph-rsid="000f7251" style:font-weight-asian="bold" style:font-weight-complex="bold"/>
    </style:style>
    <style:style style:name="P32" style:family="paragraph" style:parent-style-name="Text_20_body" style:list-style-name="L6">
      <style:text-properties fo:font-weight="bold" officeooo:rsid="000f7251" officeooo:paragraph-rsid="000f7251" style:font-weight-asian="bold" style:font-weight-complex="bold"/>
    </style:style>
    <style:style style:name="P33" style:family="paragraph" style:parent-style-name="Text_20_body" style:list-style-name="L7">
      <style:text-properties fo:font-weight="bold" officeooo:rsid="000f7251" officeooo:paragraph-rsid="000f7251" style:font-weight-asian="bold" style:font-weight-complex="bold"/>
    </style:style>
    <style:style style:name="P34" style:family="paragraph" style:parent-style-name="Text_20_body" style:list-style-name="L8">
      <style:text-properties fo:font-weight="bold" officeooo:rsid="000f7251" officeooo:paragraph-rsid="000f7251" style:font-weight-asian="bold" style:font-weight-complex="bold"/>
    </style:style>
    <style:style style:name="P35" style:family="paragraph" style:parent-style-name="Text_20_body">
      <style:text-properties fo:font-weight="normal" officeooo:rsid="0011587b" officeooo:paragraph-rsid="0011587b" style:font-weight-asian="normal" style:font-weight-complex="normal"/>
    </style:style>
    <style:style style:name="P36" style:family="paragraph" style:parent-style-name="Text_20_body">
      <style:text-properties fo:font-style="italic" fo:font-weight="normal" officeooo:rsid="001329cc" officeooo:paragraph-rsid="001329cc" style:font-style-asian="italic" style:font-weight-asian="normal" style:font-style-complex="italic" style:font-weight-complex="normal"/>
    </style:style>
    <style:style style:name="P37" style:family="paragraph" style:parent-style-name="Text_20_body" style:list-style-name="L9"/>
    <style:style style:name="P38" style:family="paragraph" style:parent-style-name="Text_20_body" style:list-style-name="L9">
      <style:paragraph-properties fo:margin-top="0in" fo:margin-bottom="0in" style:contextual-spacing="false"/>
    </style:style>
    <style:style style:name="P39" style:family="paragraph" style:parent-style-name="Text_20_body">
      <style:text-properties fo:font-size="12pt" officeooo:rsid="00165cd5" officeooo:paragraph-rsid="00165cd5" style:font-size-asian="10.5pt" style:font-size-complex="12pt"/>
    </style:style>
    <style:style style:name="P40" style:family="paragraph" style:parent-style-name="Text_20_body" style:list-style-name="L10"/>
    <style:style style:name="P41" style:family="paragraph" style:parent-style-name="Text_20_body" style:list-style-name="L10">
      <style:paragraph-properties fo:margin-top="0in" fo:margin-bottom="0in" style:contextual-spacing="false"/>
    </style:style>
    <style:style style:name="P42" style:family="paragraph" style:parent-style-name="Text_20_body" style:list-style-name="L11"/>
    <style:style style:name="P43" style:family="paragraph" style:parent-style-name="Text_20_body" style:list-style-name="L11">
      <style:paragraph-properties fo:margin-top="0in" fo:margin-bottom="0in" style:contextual-spacing="false"/>
    </style:style>
    <style:style style:name="P44" style:family="paragraph" style:parent-style-name="Text_20_body">
      <style:text-properties officeooo:paragraph-rsid="001dd29a"/>
    </style:style>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3">
      <style:paragraph-properties fo:margin-top="0in" fo:margin-bottom="0in" style:contextual-spacing="false"/>
    </style:style>
    <style:style style:name="P48" style:family="paragraph" style:parent-style-name="Text_20_body" style:list-style-name="L14"/>
    <style:style style:name="P49" style:family="paragraph" style:parent-style-name="Text_20_body" style:list-style-name="L14">
      <style:paragraph-properties fo:margin-top="0in" fo:margin-bottom="0in" style:contextual-spacing="false"/>
    </style:style>
    <style:style style:name="P50" style:family="paragraph" style:parent-style-name="Text_20_body" style:list-style-name="L15"/>
    <style:style style:name="P51" style:family="paragraph" style:parent-style-name="Text_20_body" style:list-style-name="L15">
      <style:paragraph-properties fo:margin-top="0in" fo:margin-bottom="0in" style:contextual-spacing="false"/>
    </style:style>
    <style:style style:name="P52" style:family="paragraph" style:parent-style-name="Text_20_body" style:list-style-name="L16"/>
    <style:style style:name="P53" style:family="paragraph" style:parent-style-name="Text_20_body" style:list-style-name="L16">
      <style:paragraph-properties fo:margin-top="0in" fo:margin-bottom="0in" style:contextual-spacing="false"/>
    </style:style>
    <style:style style:name="P54" style:family="paragraph" style:parent-style-name="Text_20_body">
      <style:text-properties officeooo:paragraph-rsid="00165cd5"/>
    </style:style>
    <style:style style:name="P55" style:family="paragraph" style:parent-style-name="Text_20_body">
      <style:paragraph-properties fo:margin-left="0in" fo:margin-right="0in" fo:text-indent="0in" style:auto-text-indent="false"/>
    </style:style>
    <style:style style:name="P56" style:family="paragraph" style:parent-style-name="Text_20_body" style:list-style-name="L17"/>
    <style:style style:name="P57" style:family="paragraph" style:parent-style-name="Text_20_body" style:list-style-name="L17">
      <style:paragraph-properties fo:margin-top="0in" fo:margin-bottom="0in" style:contextual-spacing="false"/>
    </style:style>
    <style:style style:name="P58" style:family="paragraph" style:parent-style-name="Text_20_body">
      <style:text-properties officeooo:paragraph-rsid="0028bd72"/>
    </style:style>
    <style:style style:name="T1" style:family="text">
      <style:text-properties officeooo:rsid="000eea9b"/>
    </style:style>
    <style:style style:name="T2" style:family="text">
      <style:text-properties fo:font-weight="normal" style:font-weight-asian="normal" style:font-weight-complex="normal"/>
    </style:style>
    <style:style style:name="T3" style:family="text">
      <style:text-properties officeooo:rsid="000f7251"/>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4a62a" style:font-style-asian="normal" style:font-weight-asian="normal" style:font-style-complex="normal" style:font-weight-complex="normal"/>
    </style:style>
    <style:style style:name="T6" style:family="text">
      <style:text-properties fo:font-size="10pt" style:font-size-asian="10pt" style:font-size-complex="10pt"/>
    </style:style>
    <style:style style:name="T7" style:family="text">
      <style:text-properties fo:font-size="10pt" officeooo:rsid="00165cd5" style:font-size-asian="10pt" style:font-size-complex="10pt"/>
    </style:style>
    <style:style style:name="T8" style:family="text">
      <style:text-properties officeooo:rsid="001ccd02"/>
    </style:style>
    <style:style style:name="T9" style:family="text">
      <style:text-properties fo:font-size="12pt" officeooo:rsid="00165cd5" style:font-size-asian="10.5pt" style:font-size-complex="12pt"/>
    </style:style>
    <style:style style:name="T10" style:family="text">
      <style:text-properties fo:font-size="12pt" officeooo:rsid="0023dac4" style:font-size-asian="10.5pt" style:font-size-complex="12pt"/>
    </style:style>
    <style:style style:name="T11" style:family="text">
      <style:text-properties officeooo:rsid="0027931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Kubeflow pipelines</text:h>
      <text:p text:style-name="P8"/>
      <text:p text:style-name="P8">Kubeflow Pipelines (KFP) is a platform for building and deploying portable and scalable machine learning (ML) workflows using containers on Kubernetes-based systems.</text:p>
      <text:p text:style-name="Text_20_body">With KFP you can author <text:a xlink:type="simple" xlink:href="https://www.kubeflow.org/docs/components/pipelines/user-guides/components/" text:style-name="Internet_20_link" text:visited-style-name="Visited_20_Internet_20_Link">components</text:a> and <text:a xlink:type="simple" xlink:href="https://www.kubeflow.org/docs/components/pipelines/user-guides/" text:style-name="Internet_20_link" text:visited-style-name="Visited_20_Internet_20_Link">pipelines</text:a> using the <text:a xlink:type="simple" xlink:href="https://pypi.org/project/kfp/" text:style-name="Internet_20_link" text:visited-style-name="Visited_20_Internet_20_Link">KFP Python SDK</text:a>, compile pipelines to an <text:a xlink:type="simple" xlink:href="https://www.kubeflow.org/docs/components/pipelines/concepts/ir-yaml/" text:style-name="Internet_20_link" text:visited-style-name="Visited_20_Internet_20_Link">intermediate representation YAML</text:a>, and submit the pipeline to run on a KFP-conformant backend such as the <text:a xlink:type="simple" xlink:href="https://www.kubeflow.org/docs/components/pipelines/operator-guides/installation/" text:style-name="Internet_20_link" text:visited-style-name="Visited_20_Internet_20_Link">open source KFP backend</text:a> or <text:a xlink:type="simple" xlink:href="https://cloud.google.com/vertex-ai/docs/pipelines/introduction" text:style-name="Internet_20_link" text:visited-style-name="Visited_20_Internet_20_Link">Google Cloud Vertex AI Pipelines</text:a>.</text:p>
      <text:p text:style-name="P8"/>
      <text:p text:style-name="P8">KFP enables data scientists and machine learning engineers to:</text:p>
      <text:list text:style-name="L1">
        <text:list-item>
          <text:p text:style-name="P24">Author end-to-end ML workflows natively in Python</text:p>
        </text:list-item>
        <text:list-item>
          <text:p text:style-name="P24">Create fully custom ML components or leverage an ecosystem of existing components</text:p>
        </text:list-item>
        <text:list-item>
          <text:p text:style-name="P24">Easily pass parameters and ML artifacts between pipeline components</text:p>
        </text:list-item>
        <text:list-item>
          <text:p text:style-name="P24">Easily manage, track, and visualize pipeline definitions, runs, experiments, and ML artifacts</text:p>
        </text:list-item>
        <text:list-item>
          <text:p text:style-name="P24">Efficiently use compute resources through parallel task execution and through caching to eliminating redundant executions</text:p>
        </text:list-item>
        <text:list-item>
          <text:p text:style-name="P24">Keep experimentation and iteration light and Python-centric, minimizing the need to (re)build and maintain containers</text:p>
        </text:list-item>
        <text:list-item>
          <text:p text:style-name="P23">Maintain cross-platform pipeline portability through a platform-neutral <text:a xlink:type="simple" xlink:href="https://www.kubeflow.org/docs/components/pipelines/concepts/ir-yaml/" text:style-name="Internet_20_link" text:visited-style-name="Visited_20_Internet_20_Link">IR YAML pipeline definition</text:a></text:p>
        </text:list-item>
      </text:list>
      <text:p text:style-name="Text_20_body"/>
      <text:p text:style-name="Text_20_body">A <text:a xlink:type="simple" xlink:href="https://www.kubeflow.org/docs/components/pipelines/user-guides/" text:style-name="Internet_20_link" text:visited-style-name="Visited_20_Internet_20_Link">pipeline</text:a> is a definition of a workflow that composes one or more <text:a xlink:type="simple" xlink:href="https://www.kubeflow.org/docs/components/pipelines/user-guides/components/" text:style-name="Internet_20_link" text:visited-style-name="Visited_20_Internet_20_Link">components</text:a> together to form a computational directed acyclic graph (DAG). At runtime, each component execution corresponds to a single container execution, which may create ML artifacts. Pipelines may also feature <text:a xlink:type="simple" xlink:href="https://www.kubeflow.org/docs/components/pipelines/user-guides/core-functions/control-flow/" text:style-name="Internet_20_link" text:visited-style-name="Visited_20_Internet_20_Link">control flow</text:a>.</text:p>
      <text:p text:style-name="Text_20_body"/>
      <text:h text:style-name="P16" text:outline-level="3">Pipelines UI</text:h>
      <text:p text:style-name="P8"/>
      <text:p text:style-name="P8">From the Kubeflow Pipelines UI you can perform the following tasks:</text:p>
      <text:list text:style-name="L2">
        <text:list-item>
          <text:p text:style-name="P26">Run one or more of the preloaded samples to try out pipelines quickly.</text:p>
        </text:list-item>
        <text:list-item>
          <text:p text:style-name="P26">Upload a pipeline as a compressed file. The pipeline can be one that you have built (see how to <text:a xlink:type="simple" xlink:href="https://www.kubeflow.org/docs/components/pipelines/legacy-v1/sdk/build-pipeline/" text:style-name="Internet_20_link" text:visited-style-name="Visited_20_Internet_20_Link">build a pipeline</text:a>) or one that someone has shared with you.</text:p>
        </text:list-item>
        <text:list-item>
          <text:p text:style-name="P26">Create an <text:span text:style-name="Emphasis">experiment</text:span> to group one or more of your pipeline runs. See the <text:a xlink:type="simple" xlink:href="https://www.kubeflow.org/docs/components/pipelines/concepts/experiment/" text:style-name="Internet_20_link" text:visited-style-name="Visited_20_Internet_20_Link">definition of an experiment</text:a>.</text:p>
        </text:list-item>
        <text:list-item>
          <text:p text:style-name="P26">Create and start a <text:span text:style-name="Emphasis">run</text:span> within the experiment. A run is a single execution of a pipeline. See the <text:a xlink:type="simple" xlink:href="https://www.kubeflow.org/docs/components/pipelines/concepts/run/" text:style-name="Internet_20_link" text:visited-style-name="Visited_20_Internet_20_Link">definition of a run</text:a>.</text:p>
        </text:list-item>
        <text:list-item>
          <text:p text:style-name="P26">Explore the configuration, graph, and output of your pipeline run.</text:p>
        </text:list-item>
        <text:list-item>
          <text:p text:style-name="P26">Compare the results of one or more runs within an experiment.</text:p>
        </text:list-item>
        <text:list-item>
          <text:p text:style-name="P25">Schedule runs by creating a recurring run.</text:p>
        </text:list-item>
      </text:list>
      <text:h text:style-name="P17" text:outline-level="3"><text:soft-page-break/>Pipeline</text:h>
      <text:p text:style-name="P8"/>
      <text:p text:style-name="P8">A <text:span text:style-name="Emphasis">pipeline</text:span> declares the logical structure for executing <text:a xlink:type="simple" xlink:href="https://www.kubeflow.org/docs/components/pipelines/concepts/component/" text:style-name="Internet_20_link" text:visited-style-name="Visited_20_Internet_20_Link">components</text:a> together as a machine learning (ML) workflow in a Kubernetes cluster; this includes defining execution order and conditions, as well as configuring parameter passing and data flow. Pipelines are organized as directed <text:a xlink:type="simple" xlink:href="https://www.kubeflow.org/docs/components/pipelines/concepts/graph/" text:style-name="Internet_20_link" text:visited-style-name="Visited_20_Internet_20_Link">graphs</text:a> that progress through individual <text:a xlink:type="simple" xlink:href="https://www.kubeflow.org/docs/components/pipelines/concepts/step/" text:style-name="Internet_20_link" text:visited-style-name="Visited_20_Internet_20_Link">steps</text:a> (defined by <text:a xlink:type="simple" xlink:href="https://www.kubeflow.org/docs/components/pipelines/concepts/component/" text:style-name="Internet_20_link" text:visited-style-name="Visited_20_Internet_20_Link">components</text:a>).</text:p>
      <text:p text:style-name="Text_20_body">When a pipeline is executed through a <text:a xlink:type="simple" xlink:href="https://www.kubeflow.org/docs/components/pipelines/concepts/run/" text:style-name="Internet_20_link" text:visited-style-name="Visited_20_Internet_20_Link">run</text:a>, the Kubeflow Pipelines backend converts the pipeline into instructions to launch Kubernetes Pods (and other resources) to carry out the <text:a xlink:type="simple" xlink:href="https://www.kubeflow.org/docs/components/pipelines/concepts/step/" text:style-name="Internet_20_link" text:visited-style-name="Visited_20_Internet_20_Link">steps</text:a> (<text:a xlink:type="simple" xlink:href="https://www.kubeflow.org/docs/components/pipelines/concepts/component/" text:style-name="Internet_20_link" text:visited-style-name="Visited_20_Internet_20_Link">components</text:a>) in the workflow (<text:a xlink:type="simple" xlink:href="https://www.kubeflow.org/docs/components/pipelines/concepts/pipeline/" text:style-name="Internet_20_link" text:visited-style-name="Visited_20_Internet_20_Link">pipeline</text:a>). The Pods start containers, which in turn run their respective component code. The Kubeflow Pipelines backend manages the technical details of coordinating data passing and control flow at the container level.</text:p>
      <text:h text:style-name="P14" text:outline-level="2"><text:bookmark text:name="the-why-behind-kubeflow-pipelines"/>The Why Behind Kubeflow Pipelines</text:h>
      <text:p text:style-name="Text_20_body">The work of an AI/ML engineer requires structured experimentation and iteration of workflows with complex data processing and model preparation. These workflows carry the expectation of on-demand specialized resources that are not only available, but that can coordinate closely towards optimized ML outcomes. Iteration needs are near-term (for example, during exploratory analysis and model development), as well as long-term (for example, to correct data drift, or to add a new ML feature).</text:p>
      <text:p text:style-name="Text_20_body">Kubeflow Pipelines enable AI/ML engineers to define the structure of their workflows using Python, for <text:a xlink:type="simple" xlink:href="https://www.kubeflow.org/docs/components/pipelines/concepts/pipeline/" text:style-name="Internet_20_link" text:visited-style-name="Visited_20_Internet_20_Link">pipelines</text:a> that are executed on a Kubernetes cluster. Therefore, KFP combines the power of Python for experimentation and development, with the power of Kubernetes for resources and execution. This can translate to accelerated production-level AI/ML development, and ultimately to better AI/ML product outcomes. Some benefits include:</text:p>
      <text:list text:style-name="L3">
        <text:list-item>
          <text:p text:style-name="P28"><text:span text:style-name="Strong_20_Emphasis">Structured workflow management</text:span>: organize and structure ML workflows, ensuring clarity and maintainability</text:p>
        </text:list-item>
        <text:list-item>
          <text:p text:style-name="P28"><text:span text:style-name="Strong_20_Emphasis">ML experimentation and iteration</text:span>: enable modification and quick iterations while ensuring repeatable and consistent structure</text:p>
        </text:list-item>
        <text:list-item>
          <text:p text:style-name="P28"><text:span text:style-name="Strong_20_Emphasis">Reproducibility and versioning</text:span>: support for versioning and run history</text:p>
        </text:list-item>
        <text:list-item>
          <text:p text:style-name="P28"><text:span text:style-name="Strong_20_Emphasis">Simplified execution</text:span>: abstract away Kubernetes commands and YAML specifications, accessing lower levels when needed</text:p>
        </text:list-item>
        <text:list-item>
          <text:p text:style-name="P28"><text:span text:style-name="Strong_20_Emphasis">Optimization and efficiency</text:span>: support caching, parallel execution, retries, and exit handling</text:p>
        </text:list-item>
        <text:list-item>
          <text:p text:style-name="P28"><text:span text:style-name="Strong_20_Emphasis">Enterprise features</text:span>: support on-demand scaling, metadata and artifact tracking, and pipeline sharing</text:p>
        </text:list-item>
        <text:list-item>
          <text:p text:style-name="P27"><text:span text:style-name="Strong_20_Emphasis">ML-first SDK and platform design</text:span> support ML experimentation, development, and production <text:span text:style-name="T1">needs</text:span></text:p>
        </text:list-item>
      </text:list>
      <text:p text:style-name="Text_20_body"/>
      <text:p text:style-name="P9">Each kubeflow pipeline consists of the following:</text:p>
      <text:list text:style-name="L4">
        <text:list-item>
          <text:p text:style-name="P29">Input parameters</text:p>
        </text:list-item>
      </text:list>
      <text:list text:style-name="L5">
        <text:list-item>
          <text:list>
            <text:list-item>
              <text:p text:style-name="P30">Name, description, <text:span text:style-name="T3">display_name</text:span> – <text:span text:style-name="T2">pipeline metadata.</text:span></text:p>
            </text:list-item>
            <text:list-item>
              <text:p text:style-name="P30"><text:soft-page-break/><text:span text:style-name="T3">Pipeline root - </text:span><text:span text:style-name="T2">Pipeline root represents the object storage path to artifacts and metadata that are generated by the pipeline.</text:span></text:p>
              <text:p text:style-name="P31">Functional parameters – <text:span text:style-name="T2">parameters that are passed as inputs to different pipeline components at runtime.</text:span></text:p>
            </text:list-item>
          </text:list>
        </text:list-item>
      </text:list>
      <text:list xml:id="list3812521609" text:style-name="L6">
        <text:list-item>
          <text:p text:style-name="P32">Components (task) – <text:span text:style-name="T2">Each component represents a task (step) in the workflow.</text:span></text:p>
        </text:list-item>
        <text:list-item>
          <text:p text:style-name="P32">Control logic</text:p>
        </text:list-item>
      </text:list>
      <text:list text:style-name="L7">
        <text:list-item>
          <text:list>
            <text:list-item>
              <text:p text:style-name="P33">flow logic – <text:span text:style-name="T2">Defines which steps are executed in parallel, which are executed sequentially and the order of execution (I think)</text:span></text:p>
            </text:list-item>
            <text:list-item>
              <text:p text:style-name="P33">Conditional logic – <text:span text:style-name="T2">if/then/else type statements that determine which tasks are going to be executed based on condition values</text:span></text:p>
            </text:list-item>
            <text:list-item>
              <text:p text:style-name="P33">parameter passing – <text:span text:style-name="T2">Support for passing “small amounts of data” between components, such as strings, numbers, lists, dicts, bool</text:span></text:p>
            </text:list-item>
            <text:list-item>
              <text:p text:style-name="P33">exit handling – <text:span text:style-name="T2">handles exit tasks even if some of the upstream tasks failed (for cleanup purposes for example)</text:span></text:p>
            </text:list-item>
          </text:list>
        </text:list-item>
      </text:list>
      <text:list text:continue-list="list3812521609" text:style-name="L6">
        <text:list-item>
          <text:p text:style-name="P32">Runtime logic</text:p>
        </text:list-item>
      </text:list>
      <text:list text:style-name="L8">
        <text:list-item>
          <text:list>
            <text:list-item>
              <text:p text:style-name="P34">caching – <text:span text:style-name="T2">cached outputs of a task can be reused per task for better efficiency</text:span></text:p>
            </text:list-item>
            <text:list-item>
              <text:p text:style-name="P34">retries – <text:span text:style-name="T2">Retry mechanisms for tasks that fail</text:span></text:p>
            </text:list-item>
            <text:list-item>
              <text:p text:style-name="P34">resource requests and limits – <text:span text:style-name="T2">Each pipeline component is exectued as a container inside kubernetes pod. For that reasons resource requests and limits can be specified on the pipeline level</text:span></text:p>
            </text:list-item>
            <text:list-item>
              <text:p text:style-name="P34">node selectors – <text:span text:style-name="T2">Similar as the above, for example, pipeline components could require presence of GPU. Therefore, we can define node selectors for the pipeline so that k8s scheduler schedules the pipeline only on nodes that have the GPU</text:span></text:p>
            </text:list-item>
            <text:list-item>
              <text:p text:style-name="P34">env variables – <text:span text:style-name="T2">passing env variables to task containers</text:span></text:p>
            </text:list-item>
          </text:list>
        </text:list-item>
      </text:list>
      <text:p text:style-name="P7"><text:span text:style-name="T2"/></text:p>
      <text:p text:style-name="P35">Recommended way to construct a kubeflow pipeline is through Python SDK. Example:</text:p>
      <text:p text:style-name="P5"><text:span text:style-name="Source_20_Text"><text:span text:style-name="T2"># my_components.py</text:span></text:span></text:p>
      <text:p text:style-name="Preformatted_20_Text"><text:span text:style-name="Source_20_Text">from kfp.dsl import component</text:span></text:p>
      <text:p text:style-name="Preformatted_20_Text"/>
      <text:p text:style-name="Preformatted_20_Text"><text:span text:style-name="Source_20_Text">@component()</text:span></text:p>
      <text:p text:style-name="Preformatted_20_Text"><text:span text:style-name="Source_20_Text">def add(a: float, b: float) -&gt; float:</text:span></text:p>
      <text:p text:style-name="Preformatted_20_Text"><text:span text:style-name="Source_20_Text"><text:s text:c="4"/>'''add two numbers'''</text:span></text:p>
      <text:p text:style-name="Preformatted_20_Text"><text:span text:style-name="Source_20_Text"><text:s text:c="4"/>return a + b <text:s text:c="3"/></text:span></text:p>
      <text:p text:style-name="Preformatted_20_Text"/>
      <text:p text:style-name="Preformatted_20_Text"><text:span text:style-name="Source_20_Text">@component()</text:span></text:p>
      <text:p text:style-name="Preformatted_20_Text"><text:span text:style-name="Source_20_Text">def multiply(a: float, b: float) -&gt; float:</text:span></text:p>
      <text:p text:style-name="Preformatted_20_Text"><text:span text:style-name="Source_20_Text"><text:s text:c="4"/>'''multiply two numbers'''</text:span></text:p>
      <text:p text:style-name="P4"><text:span text:style-name="Source_20_Text"><text:s text:c="4"/>return a * b</text:span></text:p>
      <text:p text:style-name="P5"><text:span text:style-name="Source_20_Text"><text:span text:style-name="T2"># my_pipeline.py</text:span></text:span></text:p>
      <text:p text:style-name="Preformatted_20_Text"><text:span text:style-name="Source_20_Text">import my_components</text:span></text:p>
      <text:p text:style-name="Preformatted_20_Text"><text:span text:style-name="Source_20_Text">from kfp.dsl import pipeline</text:span></text:p>
      <text:p text:style-name="Preformatted_20_Text"/>
      <text:p text:style-name="Preformatted_20_Text"><text:soft-page-break/><text:span text:style-name="Source_20_Text">@pipeline()</text:span></text:p>
      <text:p text:style-name="Preformatted_20_Text"><text:span text:style-name="Source_20_Text">def arithmetic_pipeline(a: float, b: float):</text:span></text:p>
      <text:p text:style-name="Preformatted_20_Text"><text:span text:style-name="Source_20_Text"><text:s text:c="4"/>step1 = my_components.add(a, b)</text:span></text:p>
      <text:p text:style-name="Preformatted_20_Text"><text:span text:style-name="Source_20_Text"><text:s text:c="4"/>step2 = my_component.multiply(step1.output, 2.0)</text:span></text:p>
      <text:p text:style-name="Preformatted_20_Text"/>
      <text:p text:style-name="Preformatted_20_Text"/>
      <text:p text:style-name="Preformatted_20_Text"><text:span text:style-name="Source_20_Text">if __name__ == "__main__":</text:span></text:p>
      <text:p text:style-name="Preformatted_20_Text"><text:span text:style-name="Source_20_Text"><text:s text:c="4"/>from kfp.compiler import Compiler</text:span></text:p>
      <text:p text:style-name="Preformatted_20_Text"/>
      <text:p text:style-name="Preformatted_20_Text"><text:span text:style-name="Source_20_Text"><text:s text:c="4"/>Compiler().compile(</text:span></text:p>
      <text:p text:style-name="Preformatted_20_Text"><text:span text:style-name="Source_20_Text"><text:s text:c="8"/>pipeline_func=arithmetic_pipeline, </text:span></text:p>
      <text:p text:style-name="Preformatted_20_Text"><text:span text:style-name="Source_20_Text"><text:s text:c="8"/>package_path="my_pipeline.yaml"</text:span></text:p>
      <text:p text:style-name="P4"><text:span text:style-name="Source_20_Text"><text:s text:c="4"/>)</text:span></text:p>
      <text:p text:style-name="P6"><text:span text:style-name="T2"/></text:p>
      <text:p text:style-name="P36">Pipeline component functions need to be annotated python functions.</text:p>
      <text:p text:style-name="P10"><text:span text:style-name="T4">Step 1 defines two basic components, which are saved in </text:span><text:span text:style-name="Source_20_Text"><text:span text:style-name="T4">my_components.py</text:span></text:span><text:span text:style-name="T4">. Step 2 defines a simple pipeline that takes </text:span><text:span text:style-name="Source_20_Text"><text:span text:style-name="T4">float</text:span></text:span><text:span text:style-name="T4"> inputs </text:span><text:span text:style-name="Source_20_Text"><text:span text:style-name="T4">a</text:span></text:span><text:span text:style-name="T4"> and </text:span><text:span text:style-name="Source_20_Text"><text:span text:style-name="T4">b</text:span></text:span><text:span text:style-name="T4">, adds them in the </text:span><text:span text:style-name="Source_20_Text"><text:span text:style-name="T4">add</text:span></text:span><text:span text:style-name="T4"> component, and then gets the product (</text:span><text:span text:style-name="Source_20_Text"><text:span text:style-name="T4">multiply</text:span></text:span><text:span text:style-name="T4"> component) of the output from the </text:span><text:span text:style-name="Source_20_Text"><text:span text:style-name="T4">add</text:span></text:span><text:span text:style-name="T4"> step with the number 2.0.</text:span></text:p>
      <text:p text:style-name="Text_20_body">A few things to note from the above construction are:</text:p>
      <text:list text:style-name="L9">
        <text:list-item>
          <text:p text:style-name="P38">Since <text:span text:style-name="Source_20_Text">step2</text:span> depends on the output of <text:span text:style-name="Source_20_Text">step1</text:span>, the KFP backend will know to run the steps sequentially (when no dependency exists, steps run in parallel by default).</text:p>
        </text:list-item>
        <text:list-item>
          <text:p text:style-name="P38">Steps <text:span text:style-name="Source_20_Text">step1</text:span> and <text:span text:style-name="Source_20_Text">step2</text:span> will run in independent containers, and KFP will take care of transferring the needed parameter.</text:p>
        </text:list-item>
        <text:list-item>
          <text:p text:style-name="P37">The pipeline function, <text:span text:style-name="Source_20_Text">arithmetic_pipeline</text:span>, is not run directly by the user, but rather compiled to <text:a xlink:type="simple" xlink:href="https://www.kubeflow.org/docs/components/pipelines/concepts/ir-yaml/" text:style-name="Internet_20_link" text:visited-style-name="Visited_20_Internet_20_Link">IR YAML</text:a>. Running the pipeline function will not run the steps. The compiler translates the pipeline and component Python instructions into instructions the KFP backend can understand.</text:p>
        </text:list-item>
      </text:list>
      <text:p text:style-name="Text_20_body">The KFP Python SDK client (<text:span text:style-name="Source_20_Text">kfp.client.Client</text:span>) supports submitting pipeline runs to the KFP backend either directly (<text:span text:style-name="Source_20_Text">create_run_from_pipeline_func</text:span>), or from the compiled pipeline YAML file (<text:span text:style-name="Source_20_Text">create_run_from_pipeline_package</text:span>). The KFP UI also supports running pipelines once their YAML files have been uploaded (either from the GUI or Python client interface).</text:p>
      <text:p text:style-name="P10"><text:span text:style-name="T5"/></text:p>
      <text:h text:style-name="P17" text:outline-level="3">Pipeline root</text:h>
      <text:p text:style-name="P3"/>
      <text:p text:style-name="P3">A <text:span text:style-name="Emphasis">pipeline root</text:span> represents a path within an object store bucket (MinIO, S3, GCS) where Kubeflow Pipelines stores <text:a xlink:type="simple" xlink:href="https://www.kubeflow.org/docs/components/pipelines/concepts/output-artifact/" text:style-name="Internet_20_link" text:visited-style-name="Visited_20_Internet_20_Link">artifacts</text:a> from pipeline runs. Pipeline roots can be set at the cluster, <text:a xlink:type="simple" xlink:href="https://www.kubeflow.org/docs/components/pipelines/concepts/pipeline/" text:style-name="Internet_20_link" text:visited-style-name="Visited_20_Internet_20_Link">pipeline</text:a>, and <text:a xlink:type="simple" xlink:href="https://www.kubeflow.org/docs/components/pipelines/concepts/run/" text:style-name="Internet_20_link" text:visited-style-name="Visited_20_Internet_20_Link">run</text:a> level, with support for authentication and overrides for specific paths provided.</text:p>
      <text:p text:style-name="P3"><text:span text:style-name="T6">It’s important to understand how pipeline roots fit in KFP’s data ecosystem. Pipeline roots are KFP’s way to store [artifacts][artifact] (user data files) from [runs][run] in particular. Metadata on these [artifacts][artifact] (including their storage paths) is stored in an SQL database. Independently–and not to be confused with pipeline roots–KFP uses another object storage specification (in </text:span><text:span text:style-name="Source_20_Text"><text:span text:style-name="T6">Deployment/ml-pipeline</text:span></text:span><text:span text:style-name="T6">) to support operations of the KFP API server; more information on this backend specification can be found [here][API Server Storage]. </text:span><text:span text:style-name="T7">(similar to mlflow’s backend and artifact stores).</text:span></text:p>
      <text:h text:style-name="P15" text:outline-level="2"><text:bookmark text:name="the-why-behind-pipeline-roots"/><text:soft-page-break/>The Why Behind Pipeline Roots</text:h>
      <text:p text:style-name="Text_20_body">Machine learning workflows are highly iterative, and they tend to produce a lot of artifacts. These artifacts must be stored and tracked in connection with their workflows, so that ML engineers can access outputs and compare results.</text:p>
      <text:p text:style-name="Text_20_body">KFP provides support for default pipeline root specification at several levels, as well as override capabilities; this way, ML engineers can spend less time on storage specifications. On the other hand, if they need to customize, they have the opportunity to do this at either pipeline specification or pipeline run time. Meanwhile, MLOps administrators also get the tools they need to centrally manage the foundations of where and how data gets stored. The flexibility in the level of pipeline root options KFP provides, means ML engineers have support to operate pipelines in different cluster environments with different storage requirements, which can be common during ML development.</text:p>
      <text:p text:style-name="Text_20_body">Note that while nothing is stopping ML engineers from creating components with their own object store persistence capabilities (for example, a component with internal code that writes directly to S3), such implementations will not benefit from the operational support for <text:a xlink:type="simple" xlink:href="https://www.kubeflow.org/docs/components/pipelines/concepts/output-artifact/" text:style-name="Internet_20_link" text:visited-style-name="Visited_20_Internet_20_Link">artifact</text:a> outputs that KFP provides.</text:p>
      <text:h text:style-name="P14" text:outline-level="2"><text:bookmark text:name="pipeline-root-implementation"/>Pipeline Root Implementation</text:h>
      <text:p text:style-name="P1"/>
      <text:p text:style-name="P2">The default pipeline root can be set at the cluster level via the Kubernetes <text:span text:style-name="Source_20_Text">ConfigMap/kfp-launcher</text:span> resource; this can be done at KFP deployment, or as an update, by setting the <text:span text:style-name="Source_20_Text">data.defaultPipelineRoot</text:span> path.</text:p>
      <text:p text:style-name="Text_20_body">The out-of-the-box default setting for the pipeline root (in the manifests) is:</text:p>
      <text:p text:style-name="Preformatted_20_Text"><text:span text:style-name="Source_20_Text">data:</text:span></text:p>
      <text:p text:style-name="P4"><text:span text:style-name="Source_20_Text"><text:s text:c="2"/>defaultPipelineRoot: "minio://mlpipeline/v2/artifacts"</text:span></text:p>
      <text:p text:style-name="P4"><text:span text:style-name="Source_20_Text">The ConfigMap/kfp-launcher can also be given pipeline root authentication details (multiple auth types supported), as well as override details (for more specific paths). </text:span></text:p>
      <text:p text:style-name="P22"><text:span text:style-name="Source_20_Text"><text:span text:style-name="T8">It is possible to override pipeline root specified in kfp-launcher ConfigMap on pipeline level (via @dsl.pipeline decorator parameter) or for a particular run of thr piprline (parameter of the kfp.client.Client.create_run_from_pipeline_func function).</text:span></text:span></text:p>
      <text:p text:style-name="P2"/>
      <text:h text:style-name="P18" text:outline-level="3">Component</text:h>
      <text:p text:style-name="P44"/>
      <text:p text:style-name="P2">A <text:span text:style-name="Strong_20_Emphasis">pipeline component</text:span> is the fundamental building block for an ML engineer to construct a Kubeflow Pipelines <text:a xlink:type="simple" xlink:href="https://www.kubeflow.org/docs/components/pipelines/concepts/pipeline/" text:style-name="Internet_20_link" text:visited-style-name="Visited_20_Internet_20_Link">pipeline</text:a>. The component structure serves the purpose of packaging a functional unit of code along with its dependencies, so that it can be run as part of a workflow in a Kubernetes environement. Components can be combined in a <text:a xlink:type="simple" xlink:href="https://www.kubeflow.org/docs/components/pipelines/concepts/pipeline/" text:style-name="Internet_20_link" text:visited-style-name="Visited_20_Internet_20_Link">pipeline</text:a> that creates a repeatable workflow, with individual components coordinating on inputs and outputs like parameters and <text:a xlink:type="simple" xlink:href="https://www.kubeflow.org/docs/components/pipelines/concepts/output-artifact/" text:style-name="Internet_20_link" text:visited-style-name="Visited_20_Internet_20_Link">artifacts</text:a>.</text:p>
      <text:p text:style-name="Text_20_body"><text:soft-page-break/>A component is similar to a programming function. Indeed, it is most often implemented as a wrapper to a Python function using the <text:a xlink:type="simple" xlink:href="https://kubeflow-pipelines.readthedocs.io/" text:style-name="Internet_20_link" text:visited-style-name="Visited_20_Internet_20_Link">KFP Python SDK</text:a>. However, a KFP component goes further than a simple function, with support for code dependencies, runtime environments, and distributed execution requirements.</text:p>
      <text:p text:style-name="Text_20_body">KFP components are designed to simplify constructing and running ML workflows in a Kubernetes environment. Using KFP components, engineers can iterate faster, reduce maintenance overhead, and focus more attention on ML work.</text:p>
      <text:h text:style-name="P14" text:outline-level="2"><text:bookmark text:name="the-why-behind-kfp-components"/>The Why Behind KFP Components</text:h>
      <text:p text:style-name="Text_20_body">Running ML code in a Kubernetes cluster presents many challenges. Some of the main challenges are:</text:p>
      <text:list text:style-name="L10">
        <text:list-item>
          <text:p text:style-name="P41">Managing <text:span text:style-name="Strong_20_Emphasis">code dependencies</text:span> (Python libraries and versions)</text:p>
        </text:list-item>
        <text:list-item>
          <text:p text:style-name="P41">Handling <text:span text:style-name="Strong_20_Emphasis">system dependencies</text:span> (OS-level packages, GPU drivers, runtime environments)</text:p>
        </text:list-item>
        <text:list-item>
          <text:p text:style-name="P41"><text:span text:style-name="Strong_20_Emphasis">Building and maintaining container images</text:span> and everything around this from container registry support to CVE (Common Vulnerabilities and Exposures) fixes</text:p>
        </text:list-item>
        <text:list-item>
          <text:p text:style-name="P41"><text:span text:style-name="Strong_20_Emphasis">Deploying supporting resources</text:span> like PersistentVolumeClaims and ConfigMaps</text:p>
        </text:list-item>
        <text:list-item>
          <text:p text:style-name="P41">Handling <text:span text:style-name="Strong_20_Emphasis">inputs and outputs</text:span> including metadata, parameters, logs, and artifacts</text:p>
        </text:list-item>
        <text:list-item>
          <text:p text:style-name="P40"><text:span text:style-name="Strong_20_Emphasis">Ensuring compatibility</text:span> across clusters, images, and dependencies</text:p>
        </text:list-item>
      </text:list>
      <text:p text:style-name="Text_20_body">KFP components simplify these challenges by enabling ML engineers to:</text:p>
      <text:list text:style-name="L11">
        <text:list-item>
          <text:p text:style-name="P43"><text:span text:style-name="Strong_20_Emphasis">Stay at the Python level</text:span> - where most modern ML work occurs</text:p>
        </text:list-item>
        <text:list-item>
          <text:p text:style-name="P43"><text:span text:style-name="Strong_20_Emphasis">Iterate quickly</text:span> – modify code without creating or rebuilding containers at each step</text:p>
        </text:list-item>
        <text:list-item>
          <text:p text:style-name="P43"><text:span text:style-name="Strong_20_Emphasis">Focus on ML tasks</text:span> - rather than on platform and infrastructure concerns</text:p>
        </text:list-item>
        <text:list-item>
          <text:p text:style-name="P43"><text:span text:style-name="Strong_20_Emphasis">Work seamlessly with Python IDE tools</text:span> – enable debugging, syntax highlighting, type checking, and docstring usage</text:p>
        </text:list-item>
        <text:list-item>
          <text:p text:style-name="P42"><text:span text:style-name="Strong_20_Emphasis">Move between environments</text:span> – transition from local development to distributed execution with minimal change</text:p>
        </text:list-item>
      </text:list>
      <text:p text:style-name="Text_20_body">A KFP component consist of the following key elements:</text:p>
      <text:h text:style-name="P19" text:outline-level="3"><text:bookmark text:name="1-code"/>1. Code</text:h>
      <text:list text:style-name="L12">
        <text:list-item>
          <text:p text:style-name="P45">Typically a Python function, but can be other code such as a Bash command.</text:p>
        </text:list-item>
      </text:list>
      <text:h text:style-name="P19" text:outline-level="3" text:is-list-header="true"><text:bookmark text:name="2-dependency-support"/>2. Dependency Support</text:h>
      <text:list text:style-name="L13">
        <text:list-item>
          <text:p text:style-name="P47"><text:span text:style-name="Strong_20_Emphasis">Python libraries</text:span> - to be installed at runtime</text:p>
        </text:list-item>
        <text:list-item>
          <text:p text:style-name="P47"><text:span text:style-name="Strong_20_Emphasis">Environment variables</text:span> - to be available in the runtime environment</text:p>
        </text:list-item>
        <text:list-item>
          <text:p text:style-name="P47"><text:span text:style-name="Strong_20_Emphasis">Python package indices</text:span> - (for example, private PyPi servers) if needed to support installations</text:p>
        </text:list-item>
        <text:list-item>
          <text:p text:style-name="P47"><text:span text:style-name="Strong_20_Emphasis">Cluster resources</text:span> - to support use of ConfigMaps, Secrets, PersistentVolumeClaims, and more</text:p>
        </text:list-item>
        <text:list-item>
          <text:p text:style-name="P46"><text:span text:style-name="Strong_20_Emphasis">Runtime dependencies</text:span> - to support CPU, memory, and GPU requests and limits</text:p>
        </text:list-item>
      </text:list>
      <text:h text:style-name="P19" text:outline-level="3" text:is-list-header="true"><text:bookmark text:name="3-base-image"/>3. Base Image</text:h>
      <text:list text:style-name="L14">
        <text:list-item>
          <text:p text:style-name="P49">Defines the base container runtime environment (defaults to a generic Python base image)</text:p>
        </text:list-item>
        <text:list-item>
          <text:p text:style-name="P48"><text:soft-page-break/>May include system dependencies and pre-installed Python libraries</text:p>
        </text:list-item>
      </text:list>
      <text:h text:style-name="P19" text:outline-level="3" text:is-list-header="true"><text:bookmark text:name="4-inputoutput-io-specification"/>4. Input/Output (I/O) Specification</text:h>
      <text:list text:style-name="L15">
        <text:list-item>
          <text:p text:style-name="P51">Individual components cannot share in-memory data with each other, so they use the following concepts to support exchanging information and publishing results:</text:p>
          <text:list>
            <text:list-item>
              <text:p text:style-name="P51"><text:span text:style-name="Strong_20_Emphasis">Parameters</text:span> – for small values</text:p>
            </text:list-item>
            <text:list-item>
              <text:p text:style-name="P50"><text:a xlink:type="simple" xlink:href="https://www.kubeflow.org/docs/components/pipelines/concepts/output-artifact/" text:style-name="Internet_20_link" text:visited-style-name="Visited_20_Internet_20_Link"><text:span text:style-name="Strong_20_Emphasis">Artifacts</text:span></text:a> - for larger data like model files, processed datasets, and metadata</text:p>
            </text:list-item>
          </text:list>
        </text:list-item>
      </text:list>
      <text:p text:style-name="Text_20_body"/>
      <text:h text:style-name="P20" text:outline-level="3"><text:bookmark text:name="2-yaml-based-components"/>2. YAML-Based Components</text:h>
      <text:p text:style-name="Text_20_body">The KFP backend uses YAML-based definitions to specify components. While the <text:a xlink:type="simple" xlink:href="https://kubeflow-pipelines.readthedocs.io/" text:style-name="Internet_20_link" text:visited-style-name="Visited_20_Internet_20_Link">KFP Python SDK</text:a> can do this conversion automatically when a Python-based <text:a xlink:type="simple" xlink:href="https://www.kubeflow.org/docs/components/pipelines/concepts/pipeline/" text:style-name="Internet_20_link" text:visited-style-name="Visited_20_Internet_20_Link">pipeline</text:a> is submitted, some use-cases can benefit from the direct YAML-based component approach.</text:p>
      <text:p text:style-name="Text_20_body">A YAML-based component definition has the following parts:</text:p>
      <text:list text:style-name="L16">
        <text:list-item>
          <text:p text:style-name="P53"><text:span text:style-name="Strong_20_Emphasis">Metadata:</text:span> name, description, etc.</text:p>
        </text:list-item>
        <text:list-item>
          <text:p text:style-name="P53"><text:span text:style-name="Strong_20_Emphasis">Interface:</text:span> input/output specifications (name, type, description, default value, etc).</text:p>
        </text:list-item>
        <text:list-item>
          <text:p text:style-name="P52"><text:span text:style-name="Strong_20_Emphasis">Implementation:</text:span> A specification of how to run the component given a set of argument values for the component’s inputs. The implementation section also describes how to get the output values from the component once the component has finished running.</text:p>
        </text:list-item>
      </text:list>
      <text:h text:style-name="P15" text:outline-level="2"><text:bookmark text:name="containerize-a-component"/>“Containerize” a Component</text:h>
      <text:p text:style-name="Text_20_body">The KFP command-line tool contains a build command to help users “containerize” a component. This can be used to create the <text:span text:style-name="Source_20_Text">Dockerfile</text:span>, <text:span text:style-name="Source_20_Text">runtime-dependencies.txt</text:span>, and other supporting files, or even to build the custom image and push it to a registry. In order to use this utility, the <text:span text:style-name="Source_20_Text">target_image</text:span> parameter must be set in the Python-based component definition, which itself is saved in a file.</text:p>
      <text:p text:style-name="Preformatted_20_Text"><text:span text:style-name="Source_20_Text"># build Dockerfile and runtime-dependencies.txt</text:span></text:p>
      <text:p text:style-name="P4"><text:span text:style-name="Source_20_Text">kfp component build --component-filepattern the_component.py --no-build-image --platform linux/amd64 .</text:span></text:p>
      <text:p text:style-name="Text_20_body">Note that creating and maintaining custom containers can carry a significant maintenance burden. In general, a 1-to-1 relationship between components and containers is not needed or recommended, as AI/ML work is often highly iterative. A best practice is to work with a small set of base images that can support many components.</text:p>
      <text:p text:style-name="P2"/>
      <text:h text:style-name="P12" text:outline-level="1"><text:span text:style-name="T9">Graph, </text:span><text:span text:style-name="T10">Experiments, Runs</text:span></text:h>
      <text:p text:style-name="P3"><text:span text:style-name="T9"/></text:p>
      <text:p text:style-name="Text_20_body">A <text:span text:style-name="Emphasis">graph</text:span> is a pictorial representation in the Kubeflow Pipelines UI of the runtime execution of a pipeline. The graph shows the steps that a pipeline run has executed or is executing, with arrows indicating the parent/child relationships between the pipeline components represented by each step. The graph is viewable as soon as the run begins. Each node within the graph corresponds to a step within the pipeline and is labeled accordingly.</text:p>
      <text:p text:style-name="Text_20_body"><text:soft-page-break/>An <text:span text:style-name="Emphasis">experiment</text:span> is a workspace where you can try different configurations of your pipelines. You can use experiments to organize your runs into logical groups. Experiments can contain arbitrary runs, including <text:a xlink:type="simple" xlink:href="https://www.kubeflow.org/docs/components/pipelines/concepts/run/" text:style-name="Internet_20_link" text:visited-style-name="Visited_20_Internet_20_Link">recurring runs</text:a>.</text:p>
      <text:p text:style-name="Text_20_body">A <text:span text:style-name="Emphasis">run</text:span> is a single execution of a pipeline. Runs comprise an immutable log of all experiments that you attempt, and are designed to be self-contained to allow for reproducibility. You can track the progress of a run by looking at its details page on the Kubeflow Pipelines UI, where you can see the runtime graph, output artifacts, and logs for each step in the run.</text:p>
      <text:p text:style-name="P1"><text:bookmark text:name="recurring-run"/>A <text:span text:style-name="Emphasis">recurring run</text:span>, or job in the Kubeflow Pipelines <text:a xlink:type="simple" xlink:href="https://github.com/kubeflow/pipelines/tree/06e4dc660498ce10793d566ca50b8d0425b39981/backend/api/go_http_client/job_client" text:style-name="Internet_20_link" text:visited-style-name="Visited_20_Internet_20_Link">backend APIs</text:a>, is a repeatable run of a pipeline. The configuration for a recurring run includes a copy of a pipeline with all parameter values specified and a <text:a xlink:type="simple" xlink:href="https://www.kubeflow.org/docs/components/pipelines/concepts/run-trigger/" text:style-name="Internet_20_link" text:visited-style-name="Visited_20_Internet_20_Link">run trigger</text:a>. You can start a recurring run inside any experiment, and it will periodically start a new copy of the run configuration. You can enable/disable the recurring run from the Kubeflow Pipelines UI. You can also specify the maximum number of concurrent runs, to limit the number of runs launched in parallel. This can be helpful if the pipeline is expected to run for a long period of time and is triggered to run frequently.</text:p>
      <text:p text:style-name="Text_20_body">A <text:span text:style-name="Emphasis">run trigger</text:span> is a flag that tells the system when a recurring run configuration spawns a new run. The following types of run trigger are available:</text:p>
      <text:list text:style-name="L17">
        <text:list-item>
          <text:p text:style-name="P57">Periodic: for an interval-based scheduling of runs (for example: every 2 hours or every 45 minutes).</text:p>
        </text:list-item>
        <text:list-item>
          <text:p text:style-name="P56"><text:a xlink:type="simple" xlink:href="https://en.wikipedia.org/wiki/Cron" text:style-name="Internet_20_link" text:visited-style-name="Visited_20_Internet_20_Link">Cron</text:a>: for specifying <text:span text:style-name="Source_20_Text">cron</text:span> semantics for scheduling runs.</text:p>
        </text:list-item>
      </text:list>
      <text:p text:style-name="Text_20_body"/>
      <text:h text:style-name="P11" text:outline-level="1">Output Artifact</text:h>
      <text:p text:style-name="Text_20_body"/>
      <text:p text:style-name="Text_20_body">An <text:span text:style-name="Emphasis">output artifact</text:span> is an output emitted by a pipeline component, which the Kubeflow Pipelines UI understands and can render as rich visualizations. It’s useful for pipeline components to include artifacts so that you can provide for performance evaluation, quick decision making for the run, or comparison across different runs. Artifacts also make it possible to understand how the pipeline’s various components work. An artifact can range from a plain textual view of the data to rich interactive visualizations.</text:p>
      <text:h text:style-name="Heading_20_3" text:outline-level="3"/>
      <text:h text:style-name="Heading_20_3" text:outline-level="3">IR Yaml</text:h>
      <text:p text:style-name="P58"/>
      <text:p text:style-name="P58">The IR YAML is an intermediate representation of a compiled pipeline or component. It is an instance of the <text:a xlink:type="simple" xlink:href="https://github.com/kubeflow/pipelines/blob/master/api/v2alpha1/pipeline_spec.proto#L50" text:style-name="Internet_20_link" text:visited-style-name="Visited_20_Internet_20_Link"><text:span text:style-name="Source_20_Text">PipelineSpec</text:span></text:a> protocol buffer message type, which is a platform-agnostic pipeline representation protocol; this makes it possible for pipelines to be submitted on different backends. It is considered an intermediate representation because the KFP backend compiles <text:span text:style-name="Source_20_Text">PipelineSpec</text:span> to <text:a xlink:type="simple" xlink:href="https://argoproj.github.io/argo-workflows/" text:style-name="Internet_20_link" text:visited-style-name="Visited_20_Internet_20_Link">Argo Workflow</text:a> YAML as the final pipeline definition for execu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5:35:30.646412502</meta:creation-date>
    <dc:date>2025-11-27T22:23:57.913130150</dc:date>
    <meta:editing-duration>PT20H42M16S</meta:editing-duration>
    <meta:editing-cycles>17</meta:editing-cycles>
    <meta:generator>LibreOffice/24.2.7.2$Linux_X86_64 LibreOffice_project/420$Build-2</meta:generator>
    <meta:document-statistic meta:table-count="0" meta:image-count="0" meta:object-count="0" meta:page-count="8" meta:paragraph-count="153" meta:word-count="2859" meta:character-count="18884" meta:non-whitespace-character-count="16174"/>
  </office:meta>
</office:document-meta>
</file>